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 style:list-style-name="L1">
      <style:paragraph-properties fo:line-height="150%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26pt" fo:font-weight="bold" style:font-size-asian="26pt" style:font-weight-asian="bold" style:font-size-complex="26pt" style:font-weight-complex="bold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Heading_20_1">
      <style:paragraph-properties fo:line-height="150%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owanie w LISP i Prolog </text:p>
      <text:p text:style-name="P1"/>
      <text:p text:style-name="P3">Temat projektu: </text:p>
      <text:p text:style-name="P10">kalkulator w Prologu</text:p>
      <text:p text:style-name="P2">Autorzy:</text:p>
      <text:p text:style-name="P2">Mateusz Kaczmarski</text:p>
      <text:p text:style-name="P9">Jakub Ruszkowski</text:p>
      <text:h text:style-name="P11" text:outline-level="1">Predykaty rekurencyjne</text:h>
      <text:p text:style-name="P7">Rozwinięcia poniższych funkcji w szereg <text:bookmark text:name="Rozwini.C4.99cia_niekt.C3.B3rych_funkcji_w_szereg_Maclaurina"/>Maclaurina:</text:p>
      <text:p text:style-name="P7"/>
      <text:list xml:id="list634124079234686301" text:style-name="L1">
        <text:list-item>
          <text:p text:style-name="P5">Pierwiastek kwadratowy:<draw:frame draw:style-name="fr1" draw:name="Obiekt1" text:anchor-type="as-char" svg:y="-0.415cm" svg:width="3.149cm" svg:height="0.504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5">Funkcja wykładnicza: <draw:frame draw:style-name="fr1" draw:name="Obiekt2" text:anchor-type="as-char" svg:y="-0.437cm" svg:width="0.557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">Logarytm naturalny: <draw:frame draw:style-name="fr1" draw:name="Obiekt3" text:anchor-type="as-char" svg:y="-0.377cm" svg:width="4.249cm" svg:height="0.485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5">Dwumian Newtona: <draw:frame draw:style-name="fr1" draw:name="Obiekt4" text:anchor-type="as-char" svg:y="-0.437cm" svg:width="4.38cm" svg:height="0.545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">Sinus kąta: <draw:frame draw:style-name="fr1" draw:name="Obiekt5" text:anchor-type="as-char" svg:y="-0.377cm" svg:width="1.305cm" svg:height="0.485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5">Cosinus kąta: <draw:frame draw:style-name="fr1" draw:name="Obiekt6" text:anchor-type="as-char" svg:y="-0.377cm" svg:width="1.369cm" svg:height="0.485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Arcus Sinus oraz Arcus Cosinus: <draw:frame draw:style-name="fr1" draw:name="Obiekt7" text:anchor-type="as-char" svg:y="-0.377cm" svg:width="1.827cm" svg:height="0.485cm" draw:z-index="6"><draw:object xlink:href="./Object 7" xlink:type="simple" xlink:show="embed" xlink:actuate="onLoad"/><draw:image xlink:href="./ObjectReplacements/Object 7" xlink:type="simple" xlink:show="embed" xlink:actuate="onLoad"/></draw:frame>, <draw:frame draw:style-name="fr1" draw:name="Obiekt8" text:anchor-type="as-char" svg:y="-0.377cm" svg:width="1.884cm" svg:height="0.485cm" draw:z-index="7"><draw:object xlink:href="./Object 8" xlink:type="simple" xlink:show="embed" xlink:actuate="onLoad"/><draw:image xlink:href="./ObjectReplacements/Object 8" xlink:type="simple" xlink:show="embed" xlink:actuate="onLoad"/></draw:frame>, <draw:frame draw:style-name="fr1" draw:name="Obiekt13" text:anchor-type="as-char" svg:y="-0.377cm" svg:width="1.854cm" svg:height="0.469cm" draw:z-index="8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5">Arcus Tangens: <draw:frame draw:style-name="fr1" draw:name="Obiekt9" text:anchor-type="as-char" svg:y="-0.377cm" svg:width="1.702cm" svg:height="0.485cm" draw:z-index="9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iekt14" text:anchor-type="as-char" svg:y="-0.377cm" svg:width="1.854cm" svg:height="0.469cm" draw:z-index="10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5">Sinus hiperboliczny: <draw:frame draw:style-name="fr1" draw:name="Obiekt10" text:anchor-type="as-char" svg:y="-0.377cm" svg:width="1.515cm" svg:height="0.485cm" draw:z-index="11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5">Liczba Eulera: <draw:frame draw:style-name="fr1" draw:name="Obiekt11" text:anchor-type="as-char" svg:y="-0.437cm" svg:width="5.983cm" svg:height="0.593cm" draw:z-index="12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5">Secans kąta: <draw:frame draw:style-name="fr1" draw:name="Obiekt12" text:anchor-type="as-char" svg:y="-0.621cm" svg:width="3.38cm" svg:height="1cm" draw:z-index="13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h text:style-name="P11" text:outline-level="1">Bibliografia</text:h>
      <text:p text:style-name="P4"><text:a xlink:type="simple" xlink:href="http://www.swi-prolog.org/pldoc/man?section=quickstart">http://www.swi-prolog.org/pldoc/man?section=quickstart</text:a></text:p>
      <text:p text:style-name="P4"><text:a xlink:type="simple" xlink:href="http://ki.pwr.edu.pl/kobylanski/prolog/">http://ki.pwr.edu.pl/kobylanski/prolog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31:12.76</meta:creation-date>
    <dc:date>2015-11-24T01:03:51.60</dc:date>
    <meta:editing-duration>PT4H44M18S</meta:editing-duration>
    <meta:editing-cycles>9</meta:editing-cycles>
    <meta:generator>OpenOffice.org/3.4.1$Win32 OpenOffice.org_project/341m1$Build-9593</meta:generator>
    <meta:document-statistic meta:table-count="0" meta:image-count="0" meta:object-count="14" meta:page-count="1" meta:paragraph-count="22" meta:word-count="65" meta:character-count="532"/>
  </office:meta>
</office:document-meta>
</file>

<file path=Object 1/content.xml><?xml version="1.0" encoding="utf-8"?>
<math xmlns="http://www.w3.org/1998/Math/MathML">
  <semantics>
    <mrow>
      <msqrt>
        <mrow>
          <mrow>
            <mi>x</mi>
            <mo stretchy="false">+</mo>
            <mn>1</mn>
          </mrow>
        </mrow>
      </msqrt>
      <mi>,</mi>
      <mi mathvariant="italic">dla</mi>
      <mtext>|</mtext>
      <mi>x</mi>
      <mrow>
        <mtext>|</mtext>
        <mo stretchy="false">&lt;</mo>
        <mn>1</mn>
      </mrow>
    </mrow>
    <annotation encoding="StarMath 5.0">sqrt {x+1}, dla "|"x"|"&lt;1</annotation>
  </semantics>
</math>
</file>

<file path=Object 10/content.xml><?xml version="1.0" encoding="utf-8"?>
<math xmlns="http://www.w3.org/1998/Math/MathML">
  <semantics>
    <mrow>
      <mi>sinh</mi>
      <mrow>
        <mo stretchy="false">(</mo>
        <mrow>
          <mi>x</mi>
        </mrow>
        <mo stretchy="false">)</mo>
      </mrow>
    </mrow>
    <annotation encoding="StarMath 5.0">sinh(x)</annotation>
  </semantics>
</math>
</file>

<file path=Object 11/content.xml><?xml version="1.0" encoding="utf-8"?>
<math xmlns="http://www.w3.org/1998/Math/MathML">
  <semantics>
    <mrow>
      <msubsup>
        <mtext>&lt;</mtext>
        <mi>k</mi>
        <mi>n</mi>
      </msubsup>
      <mrow>
        <mtext>&gt;</mtext>
        <mo stretchy="false">=</mo>
        <mrow>
          <mo stretchy="false">(</mo>
          <mrow>
            <mrow>
              <mi>k</mi>
              <mo stretchy="false">+</mo>
              <mn>1</mn>
            </mrow>
          </mrow>
          <mo stretchy="false">)</mo>
        </mrow>
      </mrow>
      <msubsup>
        <mtext>&lt;</mtext>
        <mrow>
          <mi/>
          <mi>k</mi>
        </mrow>
        <mrow>
          <mrow>
            <mi>n</mi>
            <mo stretchy="false">−</mo>
            <mn>1</mn>
          </mrow>
        </mrow>
      </msubsup>
      <mrow>
        <mtext>&gt;</mtext>
        <mo stretchy="false">+</mo>
        <mrow>
          <mo stretchy="false">(</mo>
          <mrow>
            <mrow>
              <mi>n</mi>
              <mo stretchy="false">−</mo>
              <mi>k</mi>
            </mrow>
          </mrow>
          <mo stretchy="false">)</mo>
        </mrow>
      </mrow>
      <msubsup>
        <mtext>&lt;</mtext>
        <mrow>
          <mrow>
            <mi>k</mi>
            <mo stretchy="false">−</mo>
            <mn>1</mn>
          </mrow>
        </mrow>
        <mrow>
          <mrow>
            <mi>n</mi>
            <mo stretchy="false">−</mo>
            <mn>1</mn>
          </mrow>
        </mrow>
      </msubsup>
      <mtext>&gt;</mtext>
    </mrow>
    <annotation encoding="StarMath 5.0">"&lt;"^n _k"&gt;"=(k+1)"&lt;"^{n-1} _{``````k}"&gt;" + (n-k)"&lt;"^{n-1} _{k-1}"&gt;"</annotation>
  </semantics>
</math>
</file>

<file path=Object 12/content.xml><?xml version="1.0" encoding="utf-8"?>
<math xmlns="http://www.w3.org/1998/Math/MathML">
  <semantics>
    <mrow>
      <mi mathvariant="italic">sec</mi>
      <mrow>
        <mo stretchy="false">(</mo>
        <mrow>
          <mi>x</mi>
        </mrow>
        <mo stretchy="false">)</mo>
      </mrow>
      <mi>,</mi>
      <mi mathvariant="italic">dla</mi>
      <mtext>|</mtext>
      <mi>x</mi>
      <mrow>
        <mtext>|</mtext>
        <mo stretchy="false">&lt;</mo>
        <mfrac>
          <mrow>
            <mi>π</mi>
          </mrow>
          <mrow>
            <mn>2</mn>
          </mrow>
        </mfrac>
      </mrow>
    </mrow>
    <annotation encoding="StarMath 5.0">sec(x), dla "|"x"|"&lt;{π}over{2}</annotation>
  </semantics>
</math>
</file>

<file path=Object 13/content.xml><?xml version="1.0" encoding="utf-8"?>
<math xmlns="http://www.w3.org/1998/Math/MathML">
  <semantics>
    <mrow>
      <mi mathvariant="italic">dla</mi>
      <mtext>|</mtext>
      <mi>x</mi>
      <mrow>
        <mtext>|</mtext>
        <mo stretchy="false">≤</mo>
        <mn>1</mn>
      </mrow>
    </mrow>
    <annotation encoding="StarMath 5.0">dla "|"x"|"&lt;=1</annotation>
  </semantics>
</math>
</file>

<file path=Object 14/content.xml><?xml version="1.0" encoding="utf-8"?>
<math xmlns="http://www.w3.org/1998/Math/MathML">
  <semantics>
    <mrow>
      <mi mathvariant="italic">dla</mi>
      <mtext>|</mtext>
      <mi>x</mi>
      <mrow>
        <mtext>|</mtext>
        <mo stretchy="false">≤</mo>
        <mn>1</mn>
      </mrow>
    </mrow>
    <annotation encoding="StarMath 5.0">dla "|"x"|"&lt;=1</annotation>
  </semantics>
</math>
</file>

<file path=Object 2/content.xml><?xml version="1.0" encoding="utf-8"?>
<math xmlns="http://www.w3.org/1998/Math/MathML">
  <semantics>
    <mrow>
      <msup>
        <mi>e</mi>
        <mi>x</mi>
      </msup>
    </mrow>
    <annotation encoding="StarMath 5.0">e^x</annotation>
  </semantics>
</math>
</file>

<file path=Object 3/content.xml><?xml version="1.0" encoding="utf-8"?>
<math xmlns="http://www.w3.org/1998/Math/MathML">
  <semantics>
    <mrow>
      <mi>ln</mi>
      <mrow>
        <mo stretchy="false">(</mo>
        <mrow>
          <mrow>
            <mn>1</mn>
            <mo stretchy="false">+</mo>
            <mi>x</mi>
          </mrow>
        </mrow>
        <mo stretchy="false">)</mo>
      </mrow>
      <mi>,</mi>
      <mi mathvariant="italic">dla</mi>
      <mrow>
        <mrow>
          <mrow>
            <mi/>
            <mo stretchy="false">−</mo>
            <mn>1</mn>
          </mrow>
          <mo stretchy="false">&lt;</mo>
          <mi>x</mi>
        </mrow>
        <mo stretchy="false">≤</mo>
        <mn>1</mn>
      </mrow>
    </mrow>
    <annotation encoding="StarMath 5.0">ln(1 + x), dla `-1&lt;x&lt;=1</annotation>
  </semantics>
</math>
</file>

<file path=Object 4/content.xml><?xml version="1.0" encoding="utf-8"?>
<math xmlns="http://www.w3.org/1998/Math/MathML">
  <semantics>
    <mrow>
      <msup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i>α</mi>
      </msup>
      <mi>,</mi>
      <mi mathvariant="italic">dla</mi>
      <mtext>|</mtext>
      <mi>x</mi>
      <mrow>
        <mtext>|</mtext>
        <mo stretchy="false">&lt;</mo>
        <mn>1,</mn>
      </mrow>
      <mrow>
        <mi>α</mi>
        <mo stretchy="false">∈</mo>
        <mi>C</mi>
      </mrow>
    </mrow>
    <annotation encoding="StarMath 5.0">(1+x)^α, dla"|"x"|"&lt;1, α in C</annotation>
  </semantics>
</math>
</file>

<file path=Object 5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sin(x)</annotation>
  </semantics>
</math>
</file>

<file path=Object 6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cos(x)</annotation>
  </semantics>
</math>
</file>

<file path=Object 7/content.xml><?xml version="1.0" encoding="utf-8"?>
<math xmlns="http://www.w3.org/1998/Math/MathML">
  <semantics>
    <mrow>
      <mi>arcsin</mi>
      <mrow>
        <mo stretchy="false">(</mo>
        <mrow>
          <mi>x</mi>
        </mrow>
        <mo stretchy="false">)</mo>
      </mrow>
    </mrow>
    <annotation encoding="StarMath 5.0">arcsin(x)</annotation>
  </semantics>
</math>
</file>

<file path=Object 8/content.xml><?xml version="1.0" encoding="utf-8"?>
<math xmlns="http://www.w3.org/1998/Math/MathML">
  <semantics>
    <mrow>
      <mi>arccos</mi>
      <mrow>
        <mo stretchy="false">(</mo>
        <mrow>
          <mi>x</mi>
        </mrow>
        <mo stretchy="false">)</mo>
      </mrow>
    </mrow>
    <annotation encoding="StarMath 5.0">arccos(x)</annotation>
  </semantics>
</math>
</file>

<file path=Object 9/content.xml><?xml version="1.0" encoding="utf-8"?>
<math xmlns="http://www.w3.org/1998/Math/MathML">
  <semantics>
    <mrow>
      <mi mathvariant="italic">arcth</mi>
      <mrow>
        <mo stretchy="false">(</mo>
        <mrow>
          <mi>x</mi>
        </mrow>
        <mo stretchy="false">)</mo>
      </mrow>
    </mrow>
    <annotation encoding="StarMath 5.0">arcth(x)</annotation>
  </semantics>
</math>
</file>